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Footnote">
      <style:text-properties style:font-name="Liberation Sans" officeooo:paragraph-rsid="105ebb92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28" style:family="paragraph" style:parent-style-name="Standard">
      <style:text-properties officeooo:paragraph-rsid="0b0ddd8e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style:text-properties officeooo:paragraph-rsid="0bad8f69"/>
    </style:style>
    <style:style style:name="P31" style:family="paragraph" style:parent-style-name="Footnote">
      <style:text-properties officeooo:rsid="043ccc66" officeooo:paragraph-rsid="0f40045a"/>
    </style:style>
    <style:style style:name="P32" style:family="paragraph" style:parent-style-name="Footnote">
      <style:text-properties officeooo:rsid="043ccc66" officeooo:paragraph-rsid="0f4dc0dc"/>
    </style:style>
    <style:style style:name="P33" style:family="paragraph" style:parent-style-name="Footnote">
      <style:text-properties officeooo:paragraph-rsid="0fce08f7"/>
    </style:style>
    <style:style style:name="P3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7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4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4" style:family="paragraph" style:parent-style-name="Standard">
      <style:text-properties officeooo:paragraph-rsid="0fbbd67b"/>
    </style:style>
    <style:style style:name="P4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6" style:family="paragraph" style:parent-style-name="Standard">
      <style:text-properties officeooo:paragraph-rsid="0fc0c632"/>
    </style:style>
    <style:style style:name="P47" style:family="paragraph" style:parent-style-name="Standard">
      <style:text-properties officeooo:rsid="0dde9a1c" officeooo:paragraph-rsid="0dde9a1c"/>
    </style:style>
    <style:style style:name="P48" style:family="paragraph" style:parent-style-name="Standard">
      <style:text-properties officeooo:rsid="0dde9a1c" officeooo:paragraph-rsid="0f4adb30"/>
    </style:style>
    <style:style style:name="P49" style:family="paragraph" style:parent-style-name="Standard">
      <style:text-properties officeooo:rsid="0dde9a1c" officeooo:paragraph-rsid="0fdb91b2"/>
    </style:style>
    <style:style style:name="P50" style:family="paragraph" style:parent-style-name="Standard">
      <style:text-properties officeooo:rsid="0dde9a1c" officeooo:paragraph-rsid="0fdc0816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2" style:family="paragraph" style:parent-style-name="Standard">
      <style:text-properties officeooo:paragraph-rsid="0fc35f88"/>
    </style:style>
    <style:style style:name="P53" style:family="paragraph" style:parent-style-name="Standard">
      <style:text-properties officeooo:paragraph-rsid="0fc8b815"/>
    </style:style>
    <style:style style:name="P54" style:family="paragraph" style:parent-style-name="Standard">
      <style:text-properties officeooo:paragraph-rsid="0fce858d"/>
    </style:style>
    <style:style style:name="P55" style:family="paragraph" style:parent-style-name="Standard">
      <style:text-properties officeooo:paragraph-rsid="0f4adb30"/>
    </style:style>
    <style:style style:name="P56" style:family="paragraph" style:parent-style-name="Standard">
      <style:text-properties officeooo:paragraph-rsid="0fd0b68a"/>
    </style:style>
    <style:style style:name="P57" style:family="paragraph" style:parent-style-name="Standard">
      <style:text-properties officeooo:paragraph-rsid="0fd655f2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c8b5238"/>
    </style:style>
    <style:style style:name="P60" style:family="paragraph" style:parent-style-name="Standard">
      <style:paragraph-properties fo:text-align="center" style:justify-single-word="false"/>
      <style:text-properties officeooo:paragraph-rsid="0d1ec96e"/>
    </style:style>
    <style:style style:name="P61" style:family="paragraph" style:parent-style-name="Standard">
      <style:paragraph-properties fo:text-align="center" style:justify-single-word="false"/>
      <style:text-properties officeooo:paragraph-rsid="0cc5fe5b"/>
    </style:style>
    <style:style style:name="P62" style:family="paragraph" style:parent-style-name="Standard">
      <style:paragraph-properties fo:text-align="center" style:justify-single-word="false"/>
      <style:text-properties officeooo:paragraph-rsid="0e38fc62"/>
    </style:style>
    <style:style style:name="P63" style:family="paragraph" style:parent-style-name="Standard">
      <style:paragraph-properties fo:text-align="center" style:justify-single-word="false"/>
      <style:text-properties officeooo:paragraph-rsid="0e82f1b0"/>
    </style:style>
    <style:style style:name="P64" style:family="paragraph" style:parent-style-name="Standard">
      <style:paragraph-properties fo:text-align="center" style:justify-single-word="false"/>
      <style:text-properties officeooo:paragraph-rsid="103a8b8d"/>
    </style:style>
    <style:style style:name="P65" style:family="paragraph" style:parent-style-name="Standard">
      <style:paragraph-properties fo:text-align="center" style:justify-single-word="false"/>
      <style:text-properties officeooo:paragraph-rsid="10460ef1"/>
    </style:style>
    <style:style style:name="P66" style:family="paragraph" style:parent-style-name="Standard">
      <style:text-properties officeooo:paragraph-rsid="103a8b8d"/>
    </style:style>
    <style:style style:name="P67" style:family="paragraph" style:parent-style-name="Standard">
      <style:text-properties officeooo:rsid="103c421a" officeooo:paragraph-rsid="103c421a"/>
    </style:style>
    <style:style style:name="P68" style:family="paragraph" style:parent-style-name="Standard">
      <style:text-properties officeooo:rsid="103cd3c9" officeooo:paragraph-rsid="103cd3c9"/>
    </style:style>
    <style:style style:name="P69" style:family="paragraph" style:parent-style-name="Standard">
      <style:text-properties officeooo:rsid="103d9705" officeooo:paragraph-rsid="103d9705"/>
    </style:style>
    <style:style style:name="P70" style:family="paragraph" style:parent-style-name="Standard">
      <style:text-properties officeooo:paragraph-rsid="10414f85"/>
    </style:style>
    <style:style style:name="P71" style:family="paragraph" style:parent-style-name="Standard">
      <style:text-properties officeooo:rsid="104324ed" officeooo:paragraph-rsid="104324ed"/>
    </style:style>
    <style:style style:name="P72" style:family="paragraph" style:parent-style-name="Standard">
      <style:text-properties officeooo:rsid="10460ef1" officeooo:paragraph-rsid="10460ef1"/>
    </style:style>
    <style:style style:name="P73" style:family="paragraph" style:parent-style-name="Standard">
      <style:text-properties officeooo:rsid="104ba919" officeooo:paragraph-rsid="104bbe03"/>
    </style:style>
    <style:style style:name="P74" style:family="paragraph" style:parent-style-name="Standard">
      <style:text-properties officeooo:paragraph-rsid="104bbe03"/>
    </style:style>
    <style:style style:name="P75" style:family="paragraph" style:parent-style-name="Standard">
      <style:text-properties officeooo:rsid="104d5027" officeooo:paragraph-rsid="104d5027"/>
    </style:style>
    <style:style style:name="P76" style:family="paragraph" style:parent-style-name="Footnote">
      <style:text-properties officeooo:paragraph-rsid="10598138"/>
    </style:style>
    <style:style style:name="P77" style:family="paragraph" style:parent-style-name="Standard">
      <style:text-properties officeooo:paragraph-rsid="105ee122"/>
    </style:style>
    <style:style style:name="P78" style:family="paragraph" style:parent-style-name="Standard">
      <style:text-properties officeooo:paragraph-rsid="106fd28d"/>
    </style:style>
    <style:style style:name="P79" style:family="paragraph" style:parent-style-name="Footnote">
      <style:text-properties officeooo:paragraph-rsid="0faa1a72" fo:background-color="transparent"/>
    </style:style>
    <style:style style:name="P80" style:family="paragraph" style:parent-style-name="Standard">
      <style:text-properties officeooo:paragraph-rsid="107197db"/>
    </style:style>
    <style:style style:name="P81" style:family="paragraph" style:parent-style-name="Standard">
      <style:text-properties officeooo:paragraph-rsid="10753e62"/>
    </style:style>
    <style:style style:name="P82" style:family="paragraph" style:parent-style-name="Standard">
      <style:text-properties officeooo:paragraph-rsid="107a7646"/>
    </style:style>
    <style:style style:name="P83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4" style:family="paragraph" style:parent-style-name="Standard" style:list-style-name="L1">
      <style:paragraph-properties fo:break-before="page"/>
      <style:text-properties officeooo:paragraph-rsid="0fd655f2"/>
    </style:style>
    <style:style style:name="P8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51b898"/>
    </style:style>
    <style:style style:name="T14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style:text-underline-style="solid" style:text-underline-width="auto" style:text-underline-color="font-color" officeooo:rsid="0f28d107"/>
    </style:style>
    <style:style style:name="T17" style:family="text">
      <style:text-properties style:font-name="Liberation Sans" officeooo:rsid="0f28d107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d4093d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59813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9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8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9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0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4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35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6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7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8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9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6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7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8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4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5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5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1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62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3" style:family="text">
      <style:text-properties style:use-window-font-color="true" loext:opacity="0%" style:font-name="Liberation Sans" fo:font-size="12pt" fo:language="en" fo:country="GB" officeooo:rsid="10723cf1" style:font-size-asian="12pt" style:language-asian="nl" style:country-asian="NL" style:font-name-complex="Bitstream Vera Sans" style:font-size-complex="12pt"/>
    </style:style>
    <style:style style:name="T164" style:family="text">
      <style:text-properties style:use-window-font-color="true" loext:opacity="0%" style:font-name="Liberation Sans" fo:font-size="12pt" fo:language="en" fo:country="GB" officeooo:rsid="10753e62" style:font-size-asian="12pt" style:language-asian="nl" style:country-asian="NL" style:font-name-complex="Bitstream Vera Sans" style:font-size-complex="12pt"/>
    </style:style>
    <style:style style:name="T165" style:family="text">
      <style:text-properties style:use-window-font-color="true" loext:opacity="0%" style:font-name="Liberation Sans" fo:font-size="12pt" fo:language="en" fo:country="GB" officeooo:rsid="10769eb3" style:font-size-asian="12pt" style:language-asian="nl" style:country-asian="NL" style:font-name-complex="Bitstream Vera Sans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10270a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105418b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10769eb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9" style:family="text">
      <style:text-properties fo:font-size="10pt" style:font-size-asian="10pt" style:font-size-complex="10pt"/>
    </style:style>
    <style:style style:name="T20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3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04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0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language="en" fo:country="GB"/>
    </style:style>
    <style:style style:name="T211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2" style:family="text">
      <style:text-properties fo:language="en" fo:country="GB" officeooo:rsid="0f28d107"/>
    </style:style>
    <style:style style:name="T213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fo:language="en" fo:country="GB" officeooo:rsid="105418b7"/>
    </style:style>
    <style:style style:name="T215" style:family="text">
      <style:text-properties officeooo:rsid="103c421a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officeooo:rsid="104d5027" style:font-weight-asian="bold" style:font-weight-complex="bold"/>
    </style:style>
    <style:style style:name="T218" style:family="text">
      <style:text-properties officeooo:rsid="1061b5b8"/>
    </style:style>
    <style:style style:name="T219" style:family="text">
      <style:text-properties officeooo:rsid="1069ed98"/>
    </style:style>
    <style:style style:name="T220" style:family="text">
      <style:text-properties officeooo:rsid="106d22f6"/>
    </style:style>
    <style:style style:name="T221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Server" text:name="Edition"/>
      </text:user-field-decls>
      <text:p text:style-name="P83"><text:span text:style-name="Strong_20_Emphasis"><text:span text:style-name="T126">Checklist for installing</text:span></text:span><text:span text:style-name="T148"> </text:span><text:span text:style-name="T148"><text:user-field-get text:name="Distro">Debian</text:user-field-get></text:span><text:span text:style-name="T149"><text:s/></text:span><text:span text:style-name="T149"><text:user-field-get text:name="Version">12 LTS</text:user-field-get></text:span><text:span text:style-name="T150"><text:note text:id="ftn1" text:note-class="footnote"><text:note-citation>1</text:note-citation><text:note-body><text:p text:style-name="P24"><text:span text:style-name="T136">L</text:span><text:span text:style-name="T137">TS stands for Long-Term Support, and this </text:span><text:span text:style-name="T144">June</text:span><text:span text:style-name="T138"> </text:span><text:span text:style-name="Strong_20_Emphasis"><text:span text:style-name="T84"><text:user-field-get text:name="Releaseyear">2023</text:user-field-get></text:span></text:span><text:span text:style-name="T140"><text:s/></text:span><text:span text:style-name="T145"><text:user-field-get text:name="Distro">Debian</text:user-field-get></text:span><text:span text:style-name="T146"><text:s/></text:span><text:span text:style-name="T146"><text:user-field-get text:name="Version">12 LTS</text:user-field-get></text:span><text:span text:style-name="T138"><text:s/></text:span><text:span text:style-name="T147"><text:user-field-get text:name="Edition">Server</text:user-field-get></text:span><text:span text:style-name="T138"><text:s/></text:span><text:span text:style-name="T139">(</text:span><text:span text:style-name="T137">codenamed</text:span><text:span text:style-name="T139"> </text:span><text:span text:style-name="T143">bookworm</text:span><text:span text:style-name="T139">) </text:span><text:span text:style-name="T137">will be </text:span><text:span text:style-name="T142">supported</text:span><text:span text:style-name="T137"> for five years until </text:span><text:span text:style-name="T144">June</text:span><text:span text:style-name="T138"> </text:span><text:span text:style-name="T136">202</text:span><text:span text:style-name="T144">8</text:span><text:span text:style-name="T141">.</text:span></text:p></text:note-body></text:note></text:span><text:span text:style-name="T151"><text:s/></text:span><text:span text:style-name="T151"><text:user-field-get text:name="Edition">Server</text:user-field-get></text:span><text:span text:style-name="T152">.</text:span></text:p>
      <text:p text:style-name="P40"/>
      <text:p text:style-name="P38"><text:span text:style-name="T15">Fill in the </text:span><text:span text:style-name="Strong_20_Emphasis"><text:span text:style-name="T203"><text:s/></text:span></text:span><text:span text:style-name="Strong_20_Emphasis"><text:span text:style-name="T204">text box</text:span></text:span><text:span text:style-name="T15"> behind the </text:span><text:span text:style-name="T16">underlined</text:span><text:span text:style-name="T17"> </text:span><text:span text:style-name="T15">words, see [explanation]:</text:span></text:p>
      <text:p text:style-name="P42"><text:span text:style-name="Definition"><text:span text:style-name="T211">user</text:span></text:span><text:span text:style-name="T167"><text:tab/><text:tab/></text:span><text:span text:style-name="T166"> <text:tab/><text:tab/><text:tab/></text:span><text:span text:style-name="T168"><draw:control text:anchor-type="as-char" svg:y="-0.4cm" draw:z-index="10" draw:name="Gebruiker 2" draw:style-name="gr2" draw:text-style-name="P89" svg:width="6.4cm" svg:height="0.6cm" draw:control="control11"><svg:title>Gebruiker</svg:title><svg:desc>Volledige naam, bijv. Jan Stek</svg:desc></draw:control></text:span><text:span text:style-name="T168"><text:tab/></text:span><text:span text:style-name="T169">[</text:span><text:span text:style-name="T170">full </text:span><text:span text:style-name="T158">na</text:span><text:span text:style-name="T159">me,</text:span><text:span text:style-name="T158"> </text:span><text:span text:style-name="T159">e.g.</text:span><text:span text:style-name="T158"> </text:span><text:span text:style-name="T160">J</text:span><text:span text:style-name="T172">a</text:span><text:span text:style-name="T160">n </text:span><text:span text:style-name="T172">Jansen</text:span><text:span text:style-name="T173">]</text:span></text:p>
      <text:p text:style-name="P44"><text:span text:style-name="Definition"><text:span text:style-name="T157">USER</text:span></text:span><text:span text:style-name="Definition"><text:span text:style-name="T210">na</text:span></text:span><text:span text:style-name="Definition"><text:span text:style-name="T212">me</text:span></text:span><text:span text:style-name="T156"><text:tab/><text:tab/><text:tab/></text:span><text:span text:style-name="T156"><draw:control text:anchor-type="as-char" svg:y="-0.4cm" draw:z-index="11" draw:name="Gberuikersnaam 2" draw:style-name="gr2" draw:text-style-name="P89" svg:width="6.4cm" svg:height="0.6cm" draw:control="control12"><svg:title>Gebruikersnaam</svg:title><svg:desc>Korte naam, bijv. jan</svg:desc></draw:control></text:span><text:span text:style-name="T156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27">j</text:span><text:span text:style-name="T128">a</text:span><text:span text:style-name="T127">n</text:span><text:span text:style-name="T129">]</text:span></text:p>
      <text:p text:style-name="P41"><text:span text:style-name="Definition"><text:span text:style-name="T214">serv</text:span></text:span><text:span text:style-name="Definition"><text:span text:style-name="T210">ERNA</text:span></text:span><text:span text:style-name="Definition"><text:span text:style-name="T212">me</text:span></text:span><text:span text:style-name="T174"><text:tab/><text:tab/></text:span><text:span text:style-name="T210"><draw:control text:anchor-type="as-char" svg:y="-0.4cm" draw:z-index="12" draw:name="Computernaam 1" draw:style-name="gr2" draw:text-style-name="P89" svg:width="6.4cm" svg:height="0.6cm" draw:control="control13"><svg:title>Computernaam</svg:title><svg:desc>Unieke naam van de computer</svg:desc></draw:control></text:span><text:span text:style-name="T210"><text:tab/></text:span><text:span text:style-name="T177">[</text:span><text:span text:style-name="T175">na</text:span><text:span text:style-name="T178">me of the</text:span><text:span text:style-name="T175"> </text:span><text:span text:style-name="T182">server</text:span><text:span text:style-name="T176">, </text:span><text:span text:style-name="T178">e.g.</text:span><text:span text:style-name="T179"> </text:span><text:span text:style-name="T181">sv</text:span><text:span text:style-name="T180">02</text:span><text:span text:style-name="T177">]</text:span></text:p>
      <text:p text:style-name="P41"><text:span text:style-name="Definition"><text:span text:style-name="T184">USER</text:span></text:span><text:span text:style-name="T183"><text:tab/><text:tab/></text:span><text:span text:style-name="T166"> <text:tab/><text:tab/><text:tab/></text:span><text:span text:style-name="T168"><draw:control text:anchor-type="as-char" svg:y="-0.4cm" draw:z-index="13" draw:name="Gebruiker 3" draw:style-name="gr2" draw:text-style-name="P89" svg:width="6.4cm" svg:height="0.6cm" draw:control="control14"><svg:title>Gebruiker</svg:title><svg:desc>Volledige naam, bijv. Jan Stek</svg:desc></draw:control></text:span><text:span text:style-name="T168"><text:tab/></text:span><text:span text:style-name="T169">[</text:span><text:span text:style-name="T171">full </text:span><text:span text:style-name="T158">na</text:span><text:span text:style-name="T161">me</text:span><text:span text:style-name="T158"> possibly </text:span><text:span text:style-name="T164">addit</text:span><text:span text:style-name="T165">i</text:span><text:span text:style-name="T164">onal </text:span><text:span text:style-name="T163">user</text:span><text:span text:style-name="T162">]</text:span></text:p>
      <text:p text:style-name="P81"><text:span text:style-name="Definition"><text:span text:style-name="T184">USERN</text:span></text:span><text:span text:style-name="Definition"><text:span text:style-name="T185">a</text:span></text:span><text:span text:style-name="Definition"><text:span text:style-name="T186">me</text:span></text:span><text:span text:style-name="Definition"><text:span text:style-name="T191"><text:tab/><text:tab/><text:tab/></text:span></text:span><text:span text:style-name="T156"><draw:control text:anchor-type="as-char" svg:y="-0.4cm" draw:z-index="14" draw:name="Gberuikersnaam 3" draw:style-name="gr2" draw:text-style-name="P89" svg:width="6.4cm" svg:height="0.6cm" draw:control="control15"><svg:title>Gebruikersnaam</svg:title><svg:desc>Korte naam, bijv. jan</svg:desc></draw:control></text:span><text:span text:style-name="T156"><text:tab/></text:span><text:span text:style-name="T188">[</text:span><text:span text:style-name="T189">user</text:span><text:span text:style-name="T187"> na</text:span><text:span text:style-name="T190">me</text:span><text:span text:style-name="T192"> possibly </text:span><text:span text:style-name="T195">addit</text:span><text:span text:style-name="T196">i</text:span><text:span text:style-name="T195">onal </text:span><text:span text:style-name="T194">user</text:span><text:span text:style-name="T193">]</text:span></text:p>
      <text:p text:style-name="P41"><text:span text:style-name="T130">Replace the </text:span><text:span text:style-name="T131">underlined</text:span><text:span text:style-name="T130"> words in this checklist with those in the </text:span><text:span text:style-name="Strong_20_Emphasis"><text:span text:style-name="T33">te</text:span></text:span><text:span text:style-name="Strong_20_Emphasis"><text:span text:style-name="T47">x</text:span></text:span><text:span text:style-name="Strong_20_Emphasis"><text:span text:style-name="T33">t </text:span></text:span><text:span text:style-name="Strong_20_Emphasis"><text:span text:style-name="T47">box</text:span></text:span><text:span text:style-name="T130">.</text:span></text:p>
      <text:p text:style-name="P4"/>
      <text:p text:style-name="P4"/>
      <text:p text:style-name="P41"><text:span text:style-name="T68">New installation?</text:span><text:span text:style-name="T29"><text:tab/></text:span><text:span text:style-name="T58"></text:span><text:span text:style-name="T59"><text:tab/>Start at chapter </text:span><text:span text:style-name="T73"><text:bookmark-ref text:reference-format="page" text:ref-name="__RefNumPara__4009_12717081281">2</text:bookmark-ref></text:span><text:span text:style-name="T73"><text:s text:c="2"/></text:span><text:span text:style-name="T73"><text:bookmark-ref text:reference-format="text" text:ref-name="__RefNumPara__4009_12717081281">Perform installation</text:bookmark-ref></text:span><text:span text:style-name="T30">.</text:span></text:p>
      <text:p text:style-name="P39"/>
      <text:p text:style-name="P41"><text:span text:style-name="Strong_20_Emphasis"><text:span text:style-name="T27"/></text:span></text:p>
      <text:list xml:id="list1459332151" text:style-name="L1">
        <text:list-item>
          <text:p text:style-name="P85"><text:bookmark-start text:name="__RefNumPara__4083_1271708128"/>Prepar<text:span text:style-name="T218">e</text:span> installation<text:bookmark-end text:name="__RefNumPara__4083_1271708128"/></text:p>
        </text:list-item>
      </text:list>
      <text:p text:style-name="P3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3"><draw:control text:anchor-type="as-char" draw:z-index="0" draw:name="Vorm3" draw:style-name="gr1" draw:text-style-name="P8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3"><draw:control text:anchor-type="as-char" draw:z-index="17" draw:name="Vorm 5" draw:style-name="gr1" draw:text-style-name="P88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45"><text:span text:style-name="Strong_20_Emphasis"><text:span text:style-name="T31">Log in as </text:span></text:span><text:span text:style-name="Definition"><text:span text:style-name="T8">USER</text:span></text:span><text:span text:style-name="Definition"><text:span text:style-name="T14"><text:note text:id="ftn2" text:note-class="footnote"><text:note-citation>2</text:note-citation><text:note-body><text:p text:style-name="P31"><text:span text:style-name="User_20_Entry"><text:span text:style-name="T94">Login any additional </text:span></text:span><text:span text:style-name="Definition"><text:span text:style-name="T198">USER</text:span></text:span><text:span text:style-name="User_20_Entry"><text:span text:style-name="T95">s</text:span></text:span><text:span text:style-name="User_20_Entry"><text:span text:style-name="T105"> </text:span></text:span><text:span text:style-name="User_20_Entry"><text:span text:style-name="T94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3"><draw:control text:anchor-type="as-char" draw:z-index="6" draw:name="Vorm4" draw:style-name="gr1" draw:text-style-name="P88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3"/></text:span></text:p>
          </table:table-cell>
          <table:table-cell table:style-name="_31_._5f_Installatie_5f_voorbereiden.D3" office:value-type="string">
            <text:p text:style-name="P46"><text:span text:style-name="Strong_20_Emphasis"><text:span text:style-name="T34">Install </text:span></text:span><text:span text:style-name="Strong_20_Emphasis"><text:span text:style-name="T52">Debian-</text:span></text:span><text:span text:style-name="Strong_20_Emphasis"><text:span text:style-name="T36">pa</text:span></text:span><text:span text:style-name="Strong_20_Emphasis"><text:span text:style-name="T48">ckage</text:span></text:span><text:span text:style-name="Strong_20_Emphasis"><text:span text:style-name="T36"> kz</text:span></text:span><text:span text:style-name="Strong_20_Emphasis"><text:span text:style-name="T36"><text:note text:id="ftn3" text:note-class="footnote"><text:note-citation>3</text:note-citation><text:note-body><text:p text:style-name="P2">Install and manage Debian and Debian based systems like Ubuntu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4"/></text:span></text:p>
          </table:table-cell>
          <table:table-cell table:style-name="_31_._5f_Installatie_5f_voorbereiden.D4" office:value-type="string">
            <text:p text:style-name="P77"><text:span text:style-name="Strong_20_Emphasis"><text:span text:style-name="T37">Type </text:span></text:span><text:span text:style-name="Strong_20_Emphasis"><text:span text:style-name="T83">'</text:span></text:span><text:span text:style-name="User_20_Entry"><text:span text:style-name="T108">wget karelzimmer.nl/</text:span></text:span><text:span text:style-name="User_20_Entry"><text:span text:style-name="T109">kz</text:span></text:span><text:span text:style-name="Strong_20_Emphasis"><text:span text:style-name="T83">'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4" office:value-type="string">
            <text:p text:style-name="P82"><text:span text:style-name="Strong_20_Emphasis"><text:span text:style-name="T37">Type </text:span></text:span><text:span text:style-name="Strong_20_Emphasis"><text:span text:style-name="T83">'</text:span></text:span><text:span text:style-name="User_20_Entry"><text:span text:style-name="T110">bash kz</text:span></text:span><text:span text:style-name="Strong_20_Emphasis"><text:span text:style-name="T83">'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47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3"><draw:control text:anchor-type="as-char" draw:z-index="1" draw:name="Vorm6" draw:style-name="gr1" draw:text-style-name="P8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3"><draw:control text:anchor-type="as-char" draw:z-index="18" draw:name="Vorm 7" draw:style-name="gr1" draw:text-style-name="P88" svg:width="0.35cm" svg:height="0.35cm" draw:control="control19"/></text:span></text:span></text:p>
          </table:table-cell>
          <table:table-cell table:style-name="_31_._5f_Installatie_5f_voorbereiden.D8" office:value-type="string">
            <text:p text:style-name="P52"><text:span text:style-name="Strong_20_Emphasis"><text:span text:style-name="T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8" office:value-type="string">
            <text:p text:style-name="P77"><text:span text:style-name="Strong_20_Emphasis"><text:span text:style-name="T37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4"/></text:span></text:p>
          </table:table-cell>
          <table:table-cell table:style-name="_31_._5f_Installatie_5f_voorbereiden.D10" office:value-type="string">
            <text:p text:style-name="P78"><text:span text:style-name="Strong_20_Emphasis"><text:span text:style-name="T42">Sele</text:span></text:span><text:span text:style-name="Strong_20_Emphasis"><text:span text:style-name="T51">ct</text:span></text:span><text:span text:style-name="Strong_20_Emphasis"><text:span text:style-name="T42"> </text:span></text:span><text:span text:style-name="Strong_20_Emphasis"><text:span text:style-name="T65">1 <text:s/>Prepar</text:span></text:span><text:span text:style-name="Strong_20_Emphasis"><text:span text:style-name="T66">e</text:span></text:span><text:span text:style-name="Strong_20_Emphasis"><text:span text:style-name="T65"> installation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11" office:value-type="string">
            <text:p text:style-name="P49"><text:span text:style-name="Strong_20_Emphasis"><text:span text:style-name="T41">Follow the instructions on the screen.</text:span></text:span></text:p>
          </table:table-cell>
        </table:table-row>
      </table:table>
      <text:p text:style-name="P37"><text:bookmark-start text:name="__RefNumPara__4009_1271708128"/><text:bookmark-end text:name="__RefNumPara__4009_1271708128"/><text:span text:style-name="Strong_20_Emphasis"><text:span text:style-name="T2"/></text:span></text:p>
      <text:list xml:id="list105341824704820" text:continue-numbering="true" text:style-name="L1">
        <text:list-item>
          <text:p text:style-name="P84"><text:bookmark-start text:name="__RefNumPara__4009_12717081281"/><text:span text:style-name="Strong_20_Emphasis"><text:span text:style-name="T132">Perform installation</text:span></text:span><text:bookmark-end text:name="__RefNumPara__4009_12717081281"/></text:p>
        </text:list-item>
      </text:list>
      <text:p text:style-name="P57"><text:span text:style-name="Strong_20_Emphasis"><text:span text:style-name="T132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53"><draw:control text:anchor-type="as-char" draw:z-index="2" draw:name="Vorm9" draw:style-name="gr1" draw:text-style-name="P8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0"><text:span text:style-name="T133">Boot the computer from</text:span><text:span text:style-name="T134"><text:note text:id="ftn4" text:note-class="footnote"><text:note-citation>1</text:note-citation><text:note-body><text:p text:style-name="P79"><text:span text:style-name="T106">Boot menu/Setup via one of the </text:span><text:span text:style-name="T107">f</text:span><text:span text:style-name="T106">requently used keys:</text:span> Esc, Delete, F1, F2, <text:span text:style-name="T221">F9, </text:span>F10, F11, or F12.</text:p></text:note-body></text:note></text:span><text:span text:style-name="T133"> an </text:span><text:span text:style-name="T119"><text:user-field-get text:name="Distro">Debian</text:user-field-get></text:span><text:span text:style-name="T120"><text:s/></text:span><text:span text:style-name="T120"><text:user-field-get text:name="Version">12 LTS</text:user-field-get></text:span><text:span text:style-name="Strong_20_Emphasis"><text:span text:style-name="T121"><text:s/></text:span></text:span><text:span text:style-name="Strong_20_Emphasis"><text:span text:style-name="T123"><text:user-field-get text:name="Edition">Server</text:user-field-get></text:span></text:span><text:span text:style-name="Strong_20_Emphasis"><text:span text:style-name="T123"><text:s/></text:span></text:span><text:span text:style-name="Strong_20_Emphasis"><text:span text:style-name="T125">Live</text:span></text:span><text:span text:style-name="Strong_20_Emphasis"><text:span text:style-name="T82"><text:note text:id="ftn5" text:note-class="footnote"><text:note-citation>2</text:note-citation><text:note-body><text:p text:style-name="P5"><text:span text:style-name="T199">From a Live USB stick (or DVD) you can boot and work with </text:span><text:span text:style-name="Strong_20_Emphasis"><text:span text:style-name="T135"><text:user-field-get text:name="Distro">Debian</text:user-field-get></text:span></text:span><text:span text:style-name="Strong_20_Emphasis"><text:span text:style-name="T135"><text:s/></text:span></text:span><text:span text:style-name="T199">without modifying any files on the hard drive and also allows installation of </text:span><text:span text:style-name="Strong_20_Emphasis"><text:span text:style-name="T135"><text:user-field-get text:name="Distro">Debian</text:user-field-get></text:span></text:span><text:span text:style-name="Strong_20_Emphasis"><text:span text:style-name="T135">.</text:span></text:span></text:p></text:note-body></text:note></text:span></text:span><text:span text:style-name="T78"> USB stick</text:span><text:span text:style-name="T79"><text:note text:id="ftn6" text:note-class="footnote"><text:note-citation>3</text:note-citation><text:note-body><text:p text:style-name="P76"><text:span text:style-name="Strong_20_Emphasis"><text:span text:style-name="T88">In a graphical working environment:<text:line-break/>Download a CD image file (.iso) from</text:span></text:span><text:span text:style-name="Strong_20_Emphasis"><text:span text:style-name="T86"> </text:span></text:span><text:a xlink:type="simple" xlink:href="https://www.debian.org/CD/live/" text:style-name="Internet_20_link" text:visited-style-name="Visited_20_Internet_20_Link"><text:span text:style-name="Strong_20_Emphasis"><text:span text:style-name="T201">debian.org/cd/live</text:span></text:span></text:a><text:span text:style-name="Strong_20_Emphasis"><text:span text:style-name="T86">, </text:span></text:span><text:span text:style-name="Strong_20_Emphasis"><text:span text:style-name="T92">under </text:span></text:span><text:span text:style-name="Strong_20_Emphasis"><text:span text:style-name="T99">DVD/USB</text:span></text:span><text:span text:style-name="Strong_20_Emphasis"><text:span text:style-name="T86"> click </text:span></text:span><text:span text:style-name="Strong_20_Emphasis"><text:span text:style-name="T92">on </text:span></text:span><text:span text:style-name="Strong_20_Emphasis"><text:span text:style-name="T99">amd64</text:span></text:span><text:span text:style-name="Strong_20_Emphasis"><text:span text:style-name="T92">.</text:span></text:span><text:span text:style-name="Strong_20_Emphasis"><text:span text:style-name="T86"><text:line-break/></text:span></text:span><text:span text:style-name="Strong_20_Emphasis"><text:span text:style-name="T89">Click on</text:span></text:span><text:span text:style-name="Strong_20_Emphasis"><text:span text:style-name="T87"> </text:span></text:span><text:span text:style-name="Strong_20_Emphasis"><text:span text:style-name="T100">debian-live-1</text:span></text:span><text:span text:style-name="Strong_20_Emphasis"><text:span text:style-name="T99">2</text:span></text:span><text:span text:style-name="Strong_20_Emphasis"><text:span text:style-name="T100">.</text:span></text:span><text:span text:style-name="Strong_20_Emphasis"><text:span text:style-name="T101">x</text:span></text:span><text:span text:style-name="Strong_20_Emphasis"><text:span text:style-name="T100">.</text:span></text:span><text:span text:style-name="Strong_20_Emphasis"><text:span text:style-name="T101">y</text:span></text:span><text:span text:style-name="Strong_20_Emphasis"><text:span text:style-name="T102">-</text:span></text:span><text:span text:style-name="Strong_20_Emphasis"><text:span text:style-name="T100">amd64-</text:span></text:span><text:span text:style-name="Strong_20_Emphasis"><text:span text:style-name="T104">standard</text:span></text:span><text:span text:style-name="Strong_20_Emphasis"><text:span text:style-name="T103">.iso</text:span></text:span><text:span text:style-name="Strong_20_Emphasis"><text:span text:style-name="T85">.<text:line-break/></text:span></text:span><text:span text:style-name="Strong_20_Emphasis"><text:span text:style-name="T88">Insert a USB stick of at least </text:span></text:span><text:span text:style-name="Strong_20_Emphasis"><text:span text:style-name="T93">2</text:span></text:span><text:span text:style-name="Strong_20_Emphasis"><text:span text:style-name="T88"> GB.<text:line-break/>Locate </text:span></text:span><text:span text:style-name="Strong_20_Emphasis"><text:span text:style-name="T96">disk</text:span></text:span><text:span text:style-name="Strong_20_Emphasis"><text:span text:style-name="T88"> and click the </text:span></text:span><text:span text:style-name="Strong_20_Emphasis"><text:span text:style-name="T97">Disks</text:span></text:span><text:span text:style-name="Strong_20_Emphasis"><text:span text:style-name="T88"> icon. Select the USB stick in the list of disks on the left and click </text:span></text:span><text:span text:style-name="Strong_20_Emphasis"><text:span text:style-name="T97">Disk </text:span></text:span><text:span text:style-name="Strong_20_Emphasis"><text:span text:style-name="T96">settings</text:span></text:span><text:span text:style-name="Strong_20_Emphasis"><text:span text:style-name="T88"> ⋮ (icon with the three dots) in the top right corner.</text:span></text:span></text:p><text:p text:style-name="P33"><text:span text:style-name="Strong_20_Emphasis"><text:span text:style-name="T88"><text:tab/>Choose </text:span></text:span><text:span text:style-name="Strong_20_Emphasis"><text:span text:style-name="T97">Restore Disk Image</text:span></text:span><text:span text:style-name="Strong_20_Emphasis"><text:span text:style-name="T88"> and select the CD image file (.iso) you just downloaded.</text:span></text:span></text:p><text:p text:style-name="P33"><text:span text:style-name="Strong_20_Emphasis"><text:span text:style-name="T90"><text:tab/>Click </text:span></text:span><text:span text:style-name="Strong_20_Emphasis"><text:span text:style-name="T98">Start Restore</text:span></text:span><text:span text:style-name="Strong_20_Emphasis"><text:span text:style-name="T90">, and then click </text:span></text:span><text:span text:style-name="Strong_20_Emphasis"><text:span text:style-name="T98">Restore</text:span></text:span><text:span text:style-name="Strong_20_Emphasis"><text:span text:style-name="T90">.</text:span></text:span></text:p><text:p text:style-name="P33"><text:span text:style-name="Strong_20_Emphasis"><text:span text:style-name="T90"><text:tab/>Or use the </text:span></text:span><text:span text:style-name="Strong_20_Emphasis"><text:span text:style-name="T98">Etcher</text:span></text:span><text:span text:style-name="Strong_20_Emphasis"><text:span text:style-name="T90"> program </text:span></text:span><text:span text:style-name="Strong_20_Emphasis"><text:span text:style-name="T91">(</text:span></text:span><text:a xlink:type="simple" xlink:href="https://www.balena.io/etcher/" text:style-name="Internet_20_link" text:visited-style-name="Visited_20_Internet_20_Link"><text:span text:style-name="Strong_20_Emphasis"><text:span text:style-name="T200">etcher.io</text:span></text:span></text:a><text:span text:style-name="Strong_20_Emphasis"><text:span text:style-name="T91">) </text:span></text:span><text:span text:style-name="Strong_20_Emphasis"><text:span text:style-name="T90">available for Windows, macOS, and Linux.</text:span></text:span></text:p></text:note-body></text:note></text:span><text:span text:style-name="T78"> </text:span><text:span text:style-name="T80">o</text:span><text:span text:style-name="T81">r</text:span><text:span text:style-name="T80"> </text:span><text:span text:style-name="T81">DVD</text:span><text:span text:style-name="T80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3">Sele</text:span></text:span><text:span text:style-name="Strong_20_Emphasis"><text:span text:style-name="T24">ct</text:span></text:span><text:span text:style-name="Strong_20_Emphasis"><text:span text:style-name="T22"> </text:span></text:span><text:span text:style-name="Strong_20_Emphasis"><text:span text:style-name="T25">Start installer</text:span></text:span><text:span text:style-name="Strong_20_Emphasis"><text:span text:style-name="T21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6">Follow the instructions on the </text:span></text:span><text:span text:style-name="Strong_20_Emphasis"><text:span text:style-name="T117">installation</text:span></text:span><text:span text:style-name="Strong_20_Emphasis"><text:span text:style-name="T118"> screens</text:span></text:span><text:span text:style-name="Strong_20_Emphasis"><text:span text:style-name="T116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draw:control text:anchor-type="as-char" draw:z-index="3" draw:name="Vorm13" draw:style-name="gr1" draw:text-style-name="P88" svg:width="0.35cm" svg:height="0.35cm" draw:control="control4"/></text:p>
          </table:table-cell>
          <table:table-cell table:style-name="_32_._5f_Installatie_5f_uitvoeren.C6" office:value-type="string">
            <text:p text:style-name="P53"><text:span text:style-name="Strong_20_Emphasis"><text:span text:style-name="T56">At</text:span></text:span><text:span text:style-name="Strong_20_Emphasis"><text:span text:style-name="T55"> </text:span></text:span><text:span text:style-name="Strong_20_Emphasis"><text:span text:style-name="T70">Select your location</text:span></text:span><text:span text:style-name="Strong_20_Emphasis"><text:span text:style-name="T64">: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67">Click on <text:span text:style-name="T216">other</text:span>.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68">Click on <text:span text:style-name="T216">Europe</text:span><text:span text:style-name="T215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69">Click on <text:span text:style-name="T216">Netherlands</text:span><text:span text:style-name="T215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><text:span text:style-name="Strong_20_Emphasis"><text:span text:style-name="T53"><draw:control text:anchor-type="as-char" draw:z-index="19" draw:name="Vorm 1" draw:style-name="gr1" draw:text-style-name="P88" svg:width="0.35cm" svg:height="0.35cm" draw:control="control20"/></text:span></text:span></text:p>
          </table:table-cell>
          <table:table-cell table:style-name="_32_._5f_Installatie_5f_uitvoeren.C6" office:value-type="string">
            <text:p text:style-name="P66"><text:span text:style-name="Strong_20_Emphasis"><text:span text:style-name="T57">At</text:span></text:span><text:span text:style-name="Strong_20_Emphasis"><text:span text:style-name="T55"> </text:span></text:span><text:span text:style-name="Strong_20_Emphasis"><text:span text:style-name="T71">Configure the network</text:span></text:span><text:span text:style-name="Strong_20_Emphasis"><text:span text:style-name="T64">: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0"><text:span text:style-name="Strong_20_Emphasis"><text:span text:style-name="T63">E</text:span></text:span><text:span text:style-name="Strong_20_Emphasis"><text:span text:style-name="T54">nter </text:span></text:span><text:span text:style-name="Strong_20_Emphasis"><text:span text:style-name="T77">Hostname</text:span></text:span><text:span text:style-name="Definition"><text:span text:style-name="T7"> </text:span></text:span><text:span text:style-name="Definition"><text:span text:style-name="T12">serv</text:span></text:span><text:span text:style-name="Definition"><text:span text:style-name="T10">erna</text:span></text:span><text:span text:style-name="Definition"><text:span text:style-name="T11">me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0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5"><text:span text:style-name="Strong_20_Emphasis"><text:span text:style-name="T53"><draw:control text:anchor-type="as-char" draw:z-index="20" draw:name="Vorm 2" draw:style-name="gr1" draw:text-style-name="P88" svg:width="0.35cm" svg:height="0.35cm" draw:control="control21"/></text:span></text:span></text:p>
          </table:table-cell>
          <table:table-cell table:style-name="_32_._5f_Installatie_5f_uitvoeren.C6" office:value-type="string">
            <text:p text:style-name="P72"><text:span text:style-name="T220">At</text:span><text:span text:style-name="T219"> </text:span><text:span text:style-name="T216">Set up users and passwords</text:span><text:span text:style-name="T219">: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1">Don<text:span text:style-name="T153">'t set </text:span><text:span text:style-name="T155">Root</text:span><text:span text:style-name="T153"> pass</text:span><text:span text:style-name="T154">w</text:span><text:span text:style-name="T153">ord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4"><text:span text:style-name="Strong_20_Emphasis"><text:span text:style-name="T63">E</text:span></text:span><text:span text:style-name="Strong_20_Emphasis"><text:span text:style-name="T54">nter </text:span></text:span><text:span text:style-name="Strong_20_Emphasis"><text:span text:style-name="T72">Full name of the new user</text:span></text:span><text:span text:style-name="Strong_20_Emphasis"><text:span text:style-name="T69"> </text:span></text:span><text:span text:style-name="Definition"><text:span text:style-name="T10">USER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3">Enter <text:span text:style-name="T216">User </text:span><text:span text:style-name="T217">n</text:span><text:span text:style-name="T216">ame for you</text:span><text:span text:style-name="T217">r</text:span><text:span text:style-name="T216"> account</text:span><text:span text:style-name="Strong_20_Emphasis"><text:span text:style-name="T61"> </text:span></text:span><text:span text:style-name="Definition"><text:span text:style-name="T10">USERna</text:span></text:span><text:span text:style-name="Definition"><text:span text:style-name="T11">me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5">E<text:span text:style-name="Strong_20_Emphasis"><text:span text:style-name="T62">nter a </text:span></text:span><text:span text:style-name="Strong_20_Emphasis"><text:span text:style-name="T74">password</text:span></text:span><text:span text:style-name="Strong_20_Emphasis"><text:span text:style-name="T62"> twice.</text:span></text:span></text:p>
          </table:table-cell>
        </table:table-row>
      </table:table>
      <text:p text:style-name="P28"><text:span text:style-name="Strong_20_Emphasis"><text:span text:style-name="T60"/></text:span></text:p>
      <text:list xml:id="list105342994817004" text:continue-numbering="true" text:style-name="L1">
        <text:list-item>
          <text:p text:style-name="P87"><text:bookmark-start text:name="__RefNumPara__12966_2272496019"/><text:span text:style-name="Strong_20_Emphasis"><text:span text:style-name="T76">Finish installation</text:span></text:span><text:bookmark-end text:name="__RefNumPara__12966_2272496019"/></text:p>
        </text:list-item>
      </text:list>
      <text:p text:style-name="P29"><text:span text:style-name="Strong_20_Emphasis"><text:span text:style-name="T2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3"><draw:control text:anchor-type="as-char" draw:z-index="4" draw:name="Vorm22" draw:style-name="gr1" draw:text-style-name="P88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26">Log in as </text:span></text:span><text:span text:style-name="Definition"><text:span text:style-name="T9">USER</text:span></text:span><text:span text:style-name="Strong_20_Emphasis"><text:span text:style-name="T26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53"><draw:control text:anchor-type="as-char" draw:z-index="7" draw:name="Vorm4_1" draw:style-name="gr1" draw:text-style-name="P88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5"><text:span text:style-name="Strong_20_Emphasis"><text:span text:style-name="T34">Install </text:span></text:span><text:span text:style-name="Strong_20_Emphasis"><text:span text:style-name="T52">Debian-</text:span></text:span><text:span text:style-name="Strong_20_Emphasis"><text:span text:style-name="T36">pa</text:span></text:span><text:span text:style-name="Strong_20_Emphasis"><text:span text:style-name="T48">ckage</text:span></text:span><text:span text:style-name="Strong_20_Emphasis"><text:span text:style-name="T36"> kz</text:span></text:span><text:span text:style-name="Strong_20_Emphasis"><text:span text:style-name="T36"><text:note text:id="ftn7" text:note-class="footnote"><text:note-citation>1</text:note-citation><text:note-body><text:p text:style-name="P2">Install and manage Debian and Debian based systems like Ubuntu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34"/></text:span></text:p>
          </table:table-cell>
          <table:table-cell table:style-name="_33_._5f_Installatie_5f_afronden.C4" office:value-type="string">
            <text:p text:style-name="P77"><text:span text:style-name="Strong_20_Emphasis"><text:span text:style-name="T37">Type </text:span></text:span><text:span text:style-name="Strong_20_Emphasis"><text:span text:style-name="T83">'</text:span></text:span><text:span text:style-name="User_20_Entry"><text:span text:style-name="T108">wget karelzimmer.nl/</text:span></text:span><text:span text:style-name="User_20_Entry"><text:span text:style-name="T109">kz</text:span></text:span><text:span text:style-name="Strong_20_Emphasis"><text:span text:style-name="T83">'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4" office:value-type="string">
            <text:p text:style-name="P82"><text:span text:style-name="Strong_20_Emphasis"><text:span text:style-name="T37">Type </text:span></text:span><text:span text:style-name="Strong_20_Emphasis"><text:span text:style-name="T83">'</text:span></text:span><text:span text:style-name="User_20_Entry"><text:span text:style-name="T110">bash kz</text:span></text:span><text:span text:style-name="Strong_20_Emphasis"><text:span text:style-name="T83">'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6" office:value-type="string">
            <text:p text:style-name="P48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7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3"><draw:control text:anchor-type="as-char" draw:z-index="5" draw:name="Vorm33" draw:style-name="gr1" draw:text-style-name="P88" svg:width="0.35cm" svg:height="0.35cm" draw:control="control6"/></text:span></text:span></text:p>
          </table:table-cell>
          <table:table-cell table:style-name="_33_._5f_Installatie_5f_afronden.C8" office:value-type="string">
            <text:p text:style-name="P55"><text:span text:style-name="Strong_20_Emphasis"><text:span text:style-name="T4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8" office:value-type="string">
            <text:p text:style-name="P77"><text:span text:style-name="Strong_20_Emphasis"><text:span text:style-name="T37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34"/></text:span></text:p>
          </table:table-cell>
          <table:table-cell table:style-name="_33_._5f_Installatie_5f_afronden.C10" office:value-type="string">
            <text:p text:style-name="P78"><text:span text:style-name="Strong_20_Emphasis"><text:span text:style-name="T42">Sele</text:span></text:span><text:span text:style-name="Strong_20_Emphasis"><text:span text:style-name="T51">ct</text:span></text:span><text:span text:style-name="Strong_20_Emphasis"><text:span text:style-name="T43"> </text:span></text:span><text:span text:style-name="Strong_20_Emphasis"><text:span text:style-name="T75">3</text:span></text:span><text:span text:style-name="Strong_20_Emphasis"><text:span text:style-name="T111"> <text:s/></text:span></text:span><text:span text:style-name="Strong_20_Emphasis"><text:span text:style-name="T112">Finish installatio</text:span></text:span><text:span text:style-name="Strong_20_Emphasis"><text:span text:style-name="T113">n</text:span></text:span><text:span text:style-name="Strong_20_Emphasis"><text:span text:style-name="T49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11" office:value-type="string">
            <text:p text:style-name="P50"><text:span text:style-name="Strong_20_Emphasis"><text:span text:style-name="T41">Follow the instructions on the screen.</text:span></text:span></text:p>
          </table:table-cell>
        </table:table-row>
      </table:table>
      <text:p text:style-name="P29"><text:span text:style-name="Strong_20_Emphasis"><text:span text:style-name="T26"><text:tab/></text:span></text:span></text:p>
      <text:p text:style-name="P30"><text:span text:style-name="Strong_20_Emphasis"><text:span text:style-name="T41"/></text:span></text:p>
      <text:list xml:id="list105341793994454" text:continue-numbering="true" text:style-name="L1">
        <text:list-item>
          <text:p text:style-name="P86"><text:span text:style-name="Strong_20_Emphasis"><text:span text:style-name="T13">P</text:span></text:span><text:span text:style-name="Strong_20_Emphasis"><text:span text:style-name="T202">rovision user</text:span></text:span></text:p>
        </text:list-item>
      </text:list>
      <text:p text:style-name="P3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53"><draw:control text:anchor-type="as-char" draw:z-index="8" draw:name="Vorm36_0" draw:style-name="gr1" draw:text-style-name="P88" svg:width="0.35cm" svg:height="0.35cm" draw:control="control9"/></text:span></text:span></text:p>
          </table:table-cell>
          <table:table-cell table:style-name="Tabel2.A1" office:value-type="string">
            <text:p text:style-name="P62"><text:span text:style-name="Strong_20_Emphasis"><text:span text:style-name="T53"><draw:control text:anchor-type="as-char" draw:z-index="15" draw:name="Vorm36_ 1" draw:style-name="gr1" draw:text-style-name="P88" svg:width="0.35cm" svg:height="0.35cm" draw:control="control16"/></text:span></text:span></text:p>
          </table:table-cell>
          <table:table-cell table:style-name="Tabel2.D1" office:value-type="string">
            <text:p text:style-name="P25"><text:span text:style-name="Strong_20_Emphasis"><text:span text:style-name="T28">Log in as</text:span></text:span><text:span text:style-name="Strong_20_Emphasis"><text:span text:style-name="T26"> </text:span></text:span><text:span text:style-name="Definition"><text:span text:style-name="T9">USER</text:span></text:span><text:span text:style-name="Strong_20_Emphasis"><text:span text:style-name="T35"><text:note text:id="ftn8" text:note-class="footnote"><text:note-citation>1</text:note-citation><text:note-body><text:p text:style-name="P32"><text:span text:style-name="User_20_Entry"><text:span text:style-name="T114">Login any additional </text:span></text:span><text:span text:style-name="Definition"><text:span text:style-name="T197">USER</text:span></text:span><text:span text:style-name="User_20_Entry"><text:span text:style-name="T115">s </text:span></text:span><text:span text:style-name="User_20_Entry"><text:span text:style-name="T114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53"><draw:control text:anchor-type="as-char" draw:z-index="9" draw:name="Vorm36_2" draw:style-name="gr1" draw:text-style-name="P88" svg:width="0.35cm" svg:height="0.35cm" draw:control="control10"/></text:span></text:span></text:p>
          </table:table-cell>
          <table:table-cell table:style-name="Tabel2.A1" office:value-type="string">
            <text:p text:style-name="P63"><text:span text:style-name="Strong_20_Emphasis"><text:span text:style-name="T53"><draw:control text:anchor-type="as-char" draw:z-index="16" draw:name="Vorm36_ 2" draw:style-name="gr1" draw:text-style-name="P88" svg:width="0.35cm" svg:height="0.35cm" draw:control="control17"/></text:span></text:span></text:p>
          </table:table-cell>
          <table:table-cell table:style-name="Tabel2.D3" office:value-type="string">
            <text:p text:style-name="P26"><text:span text:style-name="Strong_20_Emphasis"><text:span text:style-name="T45">Set up the</text:span></text:span><text:span text:style-name="Strong_20_Emphasis"><text:span text:style-name="T46"> </text:span></text:span><text:span text:style-name="Strong_20_Emphasis"><text:span text:style-name="T50">user</text:span></text:span><text:span text:style-name="Definition"><text:span text:style-name="T213">:</text:span></text:span></text:p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D4" office:value-type="string">
            <text:p text:style-name="P77"><text:span text:style-name="Strong_20_Emphasis"><text:span text:style-name="T37">Type 'kz menu', followed by the</text:span></text:span><text:span text:style-name="Strong_20_Emphasis"><text:span text:style-name="T40"> </text:span></text:span><text:span text:style-name="Strong_20_Emphasis"><text:span text:style-name="T38">Enter</text:span></text:span><text:span text:style-name="Strong_20_Emphasis"><text:span text:style-name="T37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27"><text:span text:style-name="Strong_20_Emphasis"><text:span text:style-name="T42">Sele</text:span></text:span><text:span text:style-name="Strong_20_Emphasis"><text:span text:style-name="T51">ct</text:span></text:span><text:span text:style-name="Strong_20_Emphasis"><text:span text:style-name="T43"> </text:span></text:span><text:span text:style-name="Strong_20_Emphasis"><text:span text:style-name="T75">4 <text:s/></text:span></text:span><text:span text:style-name="Strong_20_Emphasis"><text:span text:style-name="T67">Provision user</text:span></text:span><text:span text:style-name="Strong_20_Emphasis"><text:span text:style-name="T75"> </text:span></text:span><text:span text:style-name="Strong_20_Emphasis"><text:span text:style-name="T37">followed by the</text:span></text:span><text:span text:style-name="Strong_20_Emphasis"><text:span text:style-name="T40"> </text:span></text:span><text:span text:style-name="Strong_20_Emphasis"><text:span text:style-name="T38">Enter</text:span></text:span><text:span text:style-name="Strong_20_Emphasis"><text:span text:style-name="T37"> key</text:span></text:span><text:span text:style-name="Strong_20_Emphasis"><text:span text:style-name="T49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51"><text:span text:style-name="Strong_20_Emphasis"><text:span text:style-name="T41">Follow the instructions on the screen.</text:span></text:span></text:p>
          </table:table-cell>
        </table:table-row>
      </table:table>
      <text:p text:style-name="P11"/>
      <text:p text:style-name="P13"/>
      <text:p text:style-name="P56"><text:span text:style-name="T124">End of checklist,</text:span><text:span text:style-name="T122"> </text:span><text:span text:style-name="T122"><text:user-field-get text:name="Distro">Debian</text:user-field-get></text:span><text:span text:style-name="T120"><text:s/></text:span><text:span text:style-name="T120"><text:user-field-get text:name="Version">12 LTS</text:user-field-get></text:span><text:span text:style-name="Strong_20_Emphasis"><text:span text:style-name="T121"><text:s/></text:span></text:span><text:span text:style-name="Strong_20_Emphasis"><text:span text:style-name="T123"><text:user-field-get text:name="Edition">Server</text:user-field-get></text:span></text:span><text:span text:style-name="Strong_20_Emphasis"><text:span text:style-name="T123"><text:s/></text:span></text:span><text:span text:style-name="Strong_20_Emphasis"><text:span text:style-name="T124">installation is complete.</text:span></text:span></text:p>
      <text:p text:style-name="P36"/>
      <text:p text:style-name="P43"><text:span text:style-name="Emphasis"><text:span text:style-name="T207">Written</text:span></text:span><text:span text:style-name="Emphasis"><text:span text:style-name="T205"> </text:span></text:span><text:span text:style-name="Emphasis"><text:span text:style-name="T207">by</text:span></text:span><text:span text:style-name="Emphasis"><text:span text:style-name="T205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06">Karel Zimmer</text:span></text:span></text:a><text:span text:style-name="Emphasis"><text:span text:style-name="T205">, </text:span></text:span><text:a xlink:type="simple" xlink:href="https://creativecommons.org/publicdomain/zero/1.0" text:style-name="Internet_20_link" text:visited-style-name="Visited_20_Internet_20_Link"><text:span text:style-name="Emphasis"><text:span text:style-name="T208">CC0 1.0 Universal</text:span></text:span></text:a><text:span text:style-name="Emphasis"><text:span text:style-name="T205">, </text:span></text:span><text:span text:style-name="Strong_20_Emphasis"><text:span text:style-name="T41"><text:user-field-get text:name="Releaseyear">2023</text:user-field-get></text:span></text:span><text:span text:style-name="Emphasis"><text:span text:style-name="T20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3-09-30T10:53:40.737140206">30/09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9-30T10:53:40.598859996</dc:date>
    <meta:keyword>Installatie</meta:keyword>
    <meta:keyword>Checklist</meta:keyword>
    <meta:keyword>Linux</meta:keyword>
    <meta:editing-cycles>6931</meta:editing-cycles>
    <meta:editing-duration>P12DT5H15M4S</meta:editing-duration>
    <meta:print-date>2021-03-23T20:07:57.967210640</meta:print-date>
    <dc:creator>Karel Zimmer</dc:creator>
    <meta:document-statistic meta:table-count="4" meta:image-count="0" meta:object-count="0" meta:page-count="4" meta:paragraph-count="84" meta:word-count="487" meta:character-count="2996" meta:non-whitespace-character-count="2545"/>
    <meta:user-defined meta:name="Info 1"/>
    <meta:user-defined meta:name="Info 2"/>
    <meta:user-defined meta:name="Info 3"/>
    <meta:user-defined meta:name="Info 4"/>
  </office:meta>
</office:document-meta>
</file>